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style:contextual-spacing="false" fo:line-height="114%" fo:padding="0in" fo:border="none"/>
    </style:style>
    <style:style style:name="P2" style:family="paragraph" style:parent-style-name="Standard">
      <style:paragraph-properties fo:margin-top="0.0835in" fo:margin-bottom="0.1665in" style:contextual-spacing="false" fo:line-height="114%" fo:padding="0in" fo:border="none"/>
    </style:style>
    <style:style style:name="P3" style:family="paragraph" style:parent-style-name="Standard">
      <style:paragraph-properties fo:line-height="114%" fo:padding="0in" fo:border="none"/>
    </style:style>
    <style:style style:name="P4" style:family="paragraph" style:parent-style-name="Standard">
      <style:paragraph-properties fo:margin-top="0.1665in" fo:margin-bottom="0in" style:contextual-spacing="false" fo:line-height="114%" fo:padding="0in" fo:border="none"/>
    </style:style>
    <style:style style:name="P5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" style:font-name-asian="Google Sans1" style:font-name-complex="Google Sans1"/>
    </style:style>
    <style:style style:name="P6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P7" style:family="paragraph" style:parent-style-name="Heading_20_4">
      <style:paragraph-properties fo:margin-top="0in" fo:margin-bottom="0.0835in" style:contextual-spacing="false" fo:line-height="114%" fo:padding="0in" fo:border="none"/>
      <style:text-properties fo:color="#1b1c1d" loext:opacity="100%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P8" style:family="paragraph" style:parent-style-name="Standard">
      <style:paragraph-properties fo:margin-left="0.1665in" fo:margin-right="0.0835in" fo:margin-top="0.1665in" fo:margin-bottom="0.1665in" style:contextual-spacing="false" fo:line-height="114%" fo:text-indent="0in" style:auto-text-indent="false" fo:padding="0in" fo:border="none"/>
      <style:text-properties fo:color="#1b1c1d" loext:opacity="100%" style:font-name="Google Sans Text" style:font-name-asian="Google Sans Text1" style:font-name-complex="Google Sans Text1"/>
    </style:style>
    <style:style style:name="P9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 Text" style:font-name-asian="Google Sans Text1" style:font-name-complex="Google Sans Text1"/>
    </style:style>
    <style:style style:name="P10" style:family="paragraph" style:parent-style-name="Standard">
      <style:paragraph-properties fo:margin-top="0in" fo:margin-bottom="0.0835in" style:contextual-spacing="false" fo:line-height="114%" fo:padding="0in" fo:border="none"/>
      <style:text-properties fo:color="#1b1c1d" loext:opacity="100%" style:font-name="Google Sans Text" fo:font-weight="bold" style:font-name-asian="Google Sans Text1" style:font-weight-asian="bold" style:font-name-complex="Google Sans Text1"/>
    </style:style>
    <style:style style:name="P11" style:family="paragraph" style:parent-style-name="Standard">
      <style:paragraph-properties fo:line-height="114%" fo:padding="0in" fo:border="none"/>
      <style:text-properties fo:color="#575b5f" loext:opacity="100%" style:font-name="Google Sans Text" fo:background-color="#f0f4f9" style:font-name-asian="Google Sans Text1" style:font-name-complex="Google Sans Text1"/>
    </style:style>
    <style:style style:name="P12" style:family="paragraph" style:parent-style-name="Standard">
      <style:paragraph-properties fo:margin-left="0.1665in" fo:margin-right="0.0835in" fo:margin-top="0.0835in" fo:margin-bottom="0.1043in" style:contextual-spacing="false" fo:line-height="114%" fo:text-indent="0in" style:auto-text-indent="false" fo:padding="0in" fo:border="none"/>
      <style:text-properties fo:color="#575b5f" loext:opacity="100%" style:font-name="Google Sans Text" fo:background-color="#f0f4f9" style:font-name-asian="Google Sans Text1" style:font-name-complex="Google Sans Text1"/>
    </style:style>
    <style:style style:name="P13" style:family="paragraph" style:parent-style-name="Standard">
      <style:paragraph-properties fo:margin-left="0.1665in" fo:margin-right="0.0835in" fo:margin-top="0in" fo:margin-bottom="0.1665in" style:contextual-spacing="false" fo:line-height="114%" fo:text-indent="0in" style:auto-text-indent="false" fo:padding="0in" fo:border="none"/>
      <style:text-properties style:font-name="Google Sans Text" style:font-name-asian="Google Sans Text1" style:font-name-complex="Google Sans Text1"/>
    </style:style>
    <style:style style:name="P14" style:family="paragraph" style:parent-style-name="Standard">
      <style:paragraph-properties fo:margin-top="0.1665in" fo:margin-bottom="0in" style:contextual-spacing="false" fo:line-height="114%" fo:padding="0in" fo:border="none"/>
      <style:text-properties style:font-name="Google Sans Text" style:font-name-asian="Google Sans Text1" style:font-name-complex="Google Sans Text1"/>
    </style:style>
    <style:style style:name="P15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16" style:family="paragraph" style:parent-style-name="Heading_20_3" style:master-page-name="Standard">
      <style:paragraph-properties fo:margin-top="0in" fo:margin-bottom="0.0835in" style:contextual-spacing="false" fo:line-height="114%" style:page-number="1" fo:padding="0in" fo:border="none"/>
      <style:text-properties fo:color="#1b1c1d" loext:opacity="100%" style:font-name="Google Sans" style:font-name-asian="Google Sans1" style:font-name-complex="Google Sans1"/>
    </style:style>
    <style:style style:name="P17" style:family="paragraph" style:parent-style-name="Standard" style:list-style-name="WWNum1">
      <style:paragraph-properties fo:margin-left="0.3228in" fo:margin-right="0in" fo:margin-top="0in" fo:margin-bottom="0in" style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3228in" fo:margin-right="0in" fo:margin-top="0in" fo:margin-bottom="0.0835in" style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2">
      <style:paragraph-properties fo:margin-left="0.3228in" fo:margin-right="0in" fo:margin-top="0in" fo:margin-bottom="0in" style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2">
      <style:paragraph-properties fo:margin-left="0.3228in" fo:margin-right="0in" fo:margin-top="0in" fo:margin-bottom="0.0835in" style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3">
      <style:paragraph-properties fo:margin-left="0.3335in" fo:margin-right="0in" fo:margin-top="0in" fo:margin-bottom="0in" style:contextual-spacing="false" fo:line-height="114%" fo:text-indent="-0.25in" style:auto-text-indent="false" fo:padding="0in" fo:border="none"/>
    </style:style>
    <style:style style:name="P22" style:family="paragraph" style:parent-style-name="Standard" style:list-style-name="WWNum3">
      <style:paragraph-properties fo:margin-left="0.3335in" fo:margin-right="0in" fo:margin-top="0in" fo:margin-bottom="0.0835in" style:contextual-spacing="false" fo:line-height="114%" fo:text-indent="-0.25in" style:auto-text-indent="false" fo:padding="0in" fo:border="none"/>
    </style:style>
    <style:style style:name="P23" style:family="paragraph" style:parent-style-name="Standard" style:list-style-name="WWNum4">
      <style:paragraph-properties fo:margin-left="0.3228in" fo:margin-right="0in" fo:margin-top="0in" fo:margin-bottom="0in" style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4">
      <style:paragraph-properties fo:margin-left="0.3228in" fo:margin-right="0in" fo:margin-top="0in" fo:margin-bottom="0.0835in" style:contextual-spacing="false" fo:line-height="114%" fo:text-indent="-0.25in" style:auto-text-indent="false" fo:padding="0in" fo:border="none"/>
    </style:style>
    <style:style style:name="P25" style:family="paragraph" style:parent-style-name="Standard">
      <style:paragraph-properties fo:margin-top="0in" fo:margin-bottom="0.1665in" style:contextual-spacing="false" fo:line-height="114%" fo:padding="0in" fo:border="none"/>
      <style:text-properties fo:color="#1b1c1d" loext:opacity="100%" style:font-name="Google Sans Text" style:font-name-asian="Google Sans Text1" style:font-name-complex="Google Sans Text1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color="#1b1c1d" loext:opacity="100%" style:font-name="Google Sans Text" style:font-name-asian="Google Sans Text1" style:font-name-complex="Google Sans Text1"/>
    </style:style>
    <style:style style:name="T2" style:family="text">
      <style:text-properties fo:color="#1b1c1d" loext:opacity="100%" style:font-name="Google Sans Text" fo:font-weight="bold" style:font-name-asian="Google Sans Text1" style:font-weight-asian="bold" style:font-name-complex="Google Sans Text1"/>
    </style:style>
    <style:style style:name="T3" style:family="text">
      <style:text-properties fo:color="#1b1c1d" loext:opacity="100%" style:font-name="Google Sans Text" fo:background-color="#f0f4f9" loext:char-shading-value="0" style:font-name-asian="Google Sans Text1" style:font-name-complex="Google Sans Text1"/>
    </style:style>
    <style:style style:name="T4" style:family="text">
      <style:text-properties fo:color="#1b1c1d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5" style:family="text">
      <style:text-properties fo:color="#5f6368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6" style:family="text">
      <style:text-properties fo:color="#8430ce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7" style:family="text">
      <style:text-properties fo:color="#1967d2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8" style:family="text">
      <style:text-properties fo:color="#b55908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9" style:family="text">
      <style:text-properties fo:color="#188038" loext:opacity="100%" style:font-name="Google Sans Text" fo:font-size="10pt" fo:font-style="normal" fo:background-color="#f0f4f9" loext:char-shading-value="0" style:font-name-asian="Google Sans Text1" style:font-size-asian="10pt" style:font-style-asian="normal" style:font-name-complex="Google Sans Text1" style:font-size-complex="10pt"/>
    </style:style>
    <style:style style:name="T10" style:family="text">
      <style:text-properties officeooo:rsid="00127ff4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dvanced SQL Analytics: CTEs and Window Functions - A Powerful Combination 🚀</text:p>
      <text:p text:style-name="P5"/>
      <text:p text:style-name="P1"><text:span text:style-name="T1">As a data professional, you know that SQL is more than just a querying language. It's a powerful tool for sophisticated analysis. But to unlock its full potential, you need to master two key features: </text:span><text:span text:style-name="T2">Common Table Expressions (CTEs)</text:span><text:span text:style-name="T1"> and </text:span><text:span text:style-name="T2">window functions</text:span><text:span text:style-name="T1">.</text:span></text:p>
      <text:p text:style-name="P9">Used in tandem, they transform your code from a jumbled mess of nested subqueries into a clean, logical, and highly efficient analytical pipeline.</text:p>
      <text:p text:style-name="P2"><draw:rect text:anchor-type="as-char" style:rel-width="100%" draw:z-index="0" draw:name="Shape2" draw:style-name="gr1" draw:text-style-name="P26" svg:width="0.0012in" svg:height="0.0213in"><text:p/></draw:rect></text:p>
      <text:p text:style-name="P7">Part 1: The Foundation: Why CTEs Are Your Best Friend </text:p>
      <text:p text:style-name="P6"/>
      <text:p text:style-name="P9">Before we get to the fancy analytics, we need to talk about the unsung hero of complex queries: CTEs. A CTE is a temporary, named result set that exists only for the duration of a single query. Think of them as a "SQL scratchpad" or a "mini-view" that lives within your query. <text:span text:style-name="T10">CTE can be used to simplify complex queries.</text:span></text:p>
      <text:p text:style-name="P10">Why CTEs are a game-changer for data transformation:</text:p>
      <text:list text:style-name="WWNum1">
        <text:list-item>
          <text:p text:style-name="P17"><text:span text:style-name="T2">Readability:</text:span><text:span text:style-name="T1"> They allow you to break down a complex, multi-step process into smaller, labeled steps. Instead of a single, monolithic query with a dozen nested subqueries, you can create a series of logical steps that are easy to follow.</text:span></text:p>
        </text:list-item>
        <text:list-item>
          <text:p text:style-name="P17"><text:span text:style-name="T2">Maintainability:</text:span><text:span text:style-name="T1"> When you're debugging or need to change a piece of logic, you can do it in a single, well-defined CTE without having to sift through a massive block of code.</text:span></text:p>
        </text:list-item>
        <text:list-item>
          <text:p text:style-name="P17"><text:span text:style-name="T2">Testability (The Secret Weapon):</text:span><text:span text:style-name="T1"> This is a huge advantage. You can test each CTE in isolation. If your final output is wrong, you can simply run SELECT * FROM your_first_cte or SELECT * FROM your_second_cte to pinpoint the exact step where the data logic went awry. This makes debugging a breeze.</text:span></text:p>
        </text:list-item>
        <text:list-item>
          <text:p text:style-name="P18"><text:span text:style-name="T2">Recursion:</text:span><text:span text:style-name="T1"> CTEs are the only way to perform recursive queries in SQL, which is vital for analyzing hierarchical data like organizational charts.</text:span></text:p>
        </text:list-item>
      </text:list>
      <text:p text:style-name="P14">Example: Chaining CTEs for a multi-step transformation.</text:p>
      <text:p text:style-name="P15">Imagine you need to calculate the total sales per month and then find the month with the highest sales.</text:p>
      <text:p text:style-name="P13"/>
      <text:p text:style-name="P12">SQL</text:p>
      <text:p text:style-name="P11"/>
      <text:p text:style-name="P11"/>
      <text:p text:style-name="P3"><text:span text:style-name="T5">-- Step 1: Aggregate daily orders to monthly totals in a CTE</text:span><text:span text:style-name="T3"><text:line-break/></text:span><text:span text:style-name="T6">WITH</text:span><text:span text:style-name="T3"> monthly_orders </text:span><text:span text:style-name="T6">AS</text:span><text:span text:style-name="T3"> (<text:line-break/></text:span><text:soft-page-break/><text:span text:style-name="T3"> <text:s/></text:span><text:span text:style-name="T6">SELECT</text:span><text:span text:style-name="T3"><text:line-break/> <text:s text:c="3"/></text:span><text:span text:style-name="T7">EXTRACT</text:span><text:span text:style-name="T3">(</text:span><text:span text:style-name="T6">YEAR</text:span><text:span text:style-name="T3"> </text:span><text:span text:style-name="T6">FROM</text:span><text:span text:style-name="T3"> order_date) </text:span><text:span text:style-name="T6">AS</text:span><text:span text:style-name="T3"> order_year,<text:line-break/> <text:s text:c="3"/></text:span><text:span text:style-name="T7">EXTRACT</text:span><text:span text:style-name="T3">(</text:span><text:span text:style-name="T6">MONTH</text:span><text:span text:style-name="T3"> </text:span><text:span text:style-name="T6">FROM</text:span><text:span text:style-name="T3"> order_date) </text:span><text:span text:style-name="T6">AS</text:span><text:span text:style-name="T3"> order_month,<text:line-break/> <text:s text:c="3"/></text:span><text:span text:style-name="T7">SUM</text:span><text:span text:style-name="T3">(sale_amount) </text:span><text:span text:style-name="T6">AS</text:span><text:span text:style-name="T3"> total_monthly_sales<text:line-break/> <text:s/></text:span><text:span text:style-name="T6">FROM</text:span><text:span text:style-name="T3"> orders<text:line-break/> <text:s/></text:span><text:span text:style-name="T6">GROUP</text:span><text:span text:style-name="T3"> </text:span><text:span text:style-name="T6">BY</text:span><text:span text:style-name="T3"> </text:span><text:span text:style-name="T8">1</text:span><text:span text:style-name="T3">, </text:span><text:span text:style-name="T8">2</text:span><text:span text:style-name="T3"><text:line-break/>),<text:line-break/><text:line-break/></text:span><text:span text:style-name="T5">-- Step 2: Find the max sales and corresponding month in a second CTE</text:span><text:span text:style-name="T3"><text:line-break/>highest_sales_month </text:span><text:span text:style-name="T6">AS</text:span><text:span text:style-name="T3"> (<text:line-break/> <text:s/></text:span><text:span text:style-name="T6">SELECT</text:span><text:span text:style-name="T3"><text:line-break/> <text:s text:c="3"/>order_year,<text:line-break/> <text:s text:c="3"/>order_month<text:line-break/> <text:s/></text:span><text:span text:style-name="T6">FROM</text:span><text:span text:style-name="T3"> monthly_orders<text:line-break/> <text:s/></text:span><text:span text:style-name="T6">ORDER</text:span><text:span text:style-name="T3"> </text:span><text:span text:style-name="T6">BY</text:span><text:span text:style-name="T3"> total_monthly_sales </text:span><text:span text:style-name="T6">DESC</text:span><text:span text:style-name="T3"><text:line-break/> <text:s/>LIMIT </text:span><text:span text:style-name="T8">1</text:span><text:span text:style-name="T3"><text:line-break/>)<text:line-break/><text:line-break/></text:span><text:span text:style-name="T5">-- Final step: Select the result from the second CTE</text:span><text:span text:style-name="T3"><text:line-break/></text:span><text:span text:style-name="T6">SELECT</text:span><text:span text:style-name="T3"> </text:span><text:span text:style-name="T4">*</text:span><text:span text:style-name="T3"> </text:span><text:span text:style-name="T6">FROM</text:span><text:span text:style-name="T3"> highest_sales_month;<text:line-break/></text:span></text:p>
      <text:p text:style-name="P2"><draw:rect text:anchor-type="as-char" style:rel-width="100%" draw:z-index="1" draw:name="Shape3" draw:style-name="gr1" draw:text-style-name="P26" svg:width="0.0012in" svg:height="0.0213in"><text:p/></draw:rect></text:p>
      <text:p text:style-name="P7">Part 2: The Analytical Powerhouse: Window Functions </text:p>
      <text:p text:style-name="P6"/>
      <text:p text:style-name="P9">Now that we have CTEs to prepare our data, we can use window functions to perform sophisticated, row-level calculations. Unlike aggregate functions with GROUP BY, they don't collapse rows. Instead, they produce a new column for each row in your dataset.</text:p>
      <text:p text:style-name="P10">Core Window Functions for Your Toolkit:</text:p>
      <text:list text:style-name="WWNum2">
        <text:list-item>
          <text:p text:style-name="P19"><text:span text:style-name="T2">Ranking:</text:span><text:span text:style-name="T1"> RANK(), DENSE_RANK(), ROW_NUMBER(). Use these to rank records within a group. DENSE_RANK() is often preferred for "Top N" problems because it handles ties without skipping numbers.</text:span></text:p>
        </text:list-item>
        <text:list-item>
          <text:p text:style-name="P19"><text:span text:style-name="T2">Analytic (Offset):</text:span><text:span text:style-name="T1"> LAG() and LEAD(). These functions let you access values from preceding or succeeding rows, perfect for time-series and sequential analysis.</text:span></text:p>
        </text:list-item>
        <text:list-item>
          <text:p text:style-name="P20"><text:span text:style-name="T2">Aggregate:</text:span><text:span text:style-name="T1"> SUM(), AVG(), COUNT() with an OVER() clause. This allows you to perform an aggregation on a defined "window" of rows, such as a running total or moving average.</text:span></text:p>
        </text:list-item>
      </text:list>
      <text:p text:style-name="P14">Example: Calculating a Running Total and Moving Average.</text:p>
      <text:p text:style-name="P15">Using a daily_sales table, you can calculate complex metrics in a single query.</text:p>
      <text:p text:style-name="P13"/>
      <text:p text:style-name="P12">SQL</text:p>
      <text:p text:style-name="P11"><text:soft-page-break/></text:p>
      <text:p text:style-name="P11"/>
      <text:p text:style-name="P3"><text:span text:style-name="T6">SELECT</text:span><text:span text:style-name="T3"><text:line-break/> <text:s/>sale_date,<text:line-break/> <text:s/>product_id,<text:line-break/> <text:s/>daily_sales,<text:line-break/> <text:s/></text:span><text:span text:style-name="T5">-- Calculate a running total of sales for each product</text:span><text:span text:style-name="T3"><text:line-break/> <text:s/></text:span><text:span text:style-name="T7">SUM</text:span><text:span text:style-name="T3">(daily_sales) </text:span><text:span text:style-name="T6">OVER</text:span><text:span text:style-name="T3"> (<text:line-break/> <text:s text:c="3"/></text:span><text:span text:style-name="T6">PARTITION</text:span><text:span text:style-name="T3"> </text:span><text:span text:style-name="T6">BY</text:span><text:span text:style-name="T3"> product_id<text:line-break/> <text:s text:c="3"/></text:span><text:span text:style-name="T6">ORDER</text:span><text:span text:style-name="T3"> </text:span><text:span text:style-name="T6">BY</text:span><text:span text:style-name="T3"> sale_date<text:line-break/> <text:s text:c="3"/></text:span><text:span text:style-name="T6">ROWS</text:span><text:span text:style-name="T3"> </text:span><text:span text:style-name="T6">BETWEEN</text:span><text:span text:style-name="T3"> UNBOUNDED PRECEDING </text:span><text:span text:style-name="T6">AND</text:span><text:span text:style-name="T3"> </text:span><text:span text:style-name="T6">CURRENT</text:span><text:span text:style-name="T3"> </text:span><text:span text:style-name="T6">ROW</text:span><text:span text:style-name="T3"><text:line-break/> <text:s/>) </text:span><text:span text:style-name="T6">AS</text:span><text:span text:style-name="T3"> running_total,<text:line-break/> <text:s/></text:span><text:span text:style-name="T5">-- Calculate a 7-day moving average</text:span><text:span text:style-name="T3"><text:line-break/> <text:s/></text:span><text:span text:style-name="T7">AVG</text:span><text:span text:style-name="T3">(daily_sales) </text:span><text:span text:style-name="T6">OVER</text:span><text:span text:style-name="T3"> (<text:line-break/> <text:s text:c="3"/></text:span><text:span text:style-name="T6">PARTITION</text:span><text:span text:style-name="T3"> </text:span><text:span text:style-name="T6">BY</text:span><text:span text:style-name="T3"> product_id<text:line-break/> <text:s text:c="3"/></text:span><text:span text:style-name="T6">ORDER</text:span><text:span text:style-name="T3"> </text:span><text:span text:style-name="T6">BY</text:span><text:span text:style-name="T3"> sale_date<text:line-break/> <text:s text:c="3"/></text:span><text:span text:style-name="T6">ROWS</text:span><text:span text:style-name="T3"> </text:span><text:span text:style-name="T6">BETWEEN</text:span><text:span text:style-name="T3"> </text:span><text:span text:style-name="T8">6</text:span><text:span text:style-name="T3"> PRECEDING </text:span><text:span text:style-name="T6">AND</text:span><text:span text:style-name="T3"> </text:span><text:span text:style-name="T6">CURRENT</text:span><text:span text:style-name="T3"> </text:span><text:span text:style-name="T6">ROW</text:span><text:span text:style-name="T3"><text:line-break/> <text:s/>) </text:span><text:span text:style-name="T6">AS</text:span><text:span text:style-name="T3"> seven_day_moving_avg<text:line-break/></text:span><text:span text:style-name="T6">FROM</text:span><text:span text:style-name="T3"> daily_sales;<text:line-break/></text:span></text:p>
      <text:p text:style-name="P2"><draw:rect text:anchor-type="as-char" style:rel-width="100%" draw:z-index="2" draw:name="Shape4" draw:style-name="gr1" draw:text-style-name="P26" svg:width="0.0012in" svg:height="0.0213in"><text:p/></draw:rect></text:p>
      <text:p text:style-name="P7">Part 3: The Combined Workflow: Solving Real-World Problems </text:p>
      <text:p text:style-name="P6"/>
      <text:p text:style-name="P9">This is where the magic happens. The most effective approach is to use CTEs to prepare the data and then apply window functions to that clean, well-structured dataset. This mimics a real-world data analysis pipeline, making your code both powerful and easy to read.</text:p>
      <text:p text:style-name="P1"><text:span text:style-name="T2">Problem:</text:span><text:span text:style-name="T1"> Find the top 3 best-selling products in each category for the last quarter.</text:span></text:p>
      <text:p text:style-name="P10">Step-by-step solution:</text:p>
      <text:list text:style-name="WWNum3">
        <text:list-item>
          <text:p text:style-name="P21"><text:span text:style-name="T2">CTE (last_quarter_sales):</text:span><text:span text:style-name="T1"> Filter your sales table for the desired time frame.</text:span></text:p>
        </text:list-item>
        <text:list-item>
          <text:p text:style-name="P21"><text:span text:style-name="T2">CTE (ranked_products):</text:span><text:span text:style-name="T1"> Use DENSE_RANK() on the first CTE to rank products by sales within each category.</text:span></text:p>
        </text:list-item>
        <text:list-item>
          <text:p text:style-name="P22"><text:span text:style-name="T2">Final Query:</text:span><text:span text:style-name="T1"> Select the products where the rank is less than or equal to 3.</text:span></text:p>
        </text:list-item>
      </text:list>
      <text:p text:style-name="P8"/>
      <text:p text:style-name="P12">SQL</text:p>
      <text:p text:style-name="P11"/>
      <text:p text:style-name="P11"/>
      <text:p text:style-name="P3"><text:span text:style-name="T5">-- Step 1: Filter and aggregate sales for the last quarter</text:span><text:span text:style-name="T3"><text:line-break/></text:span><text:span text:style-name="T6">WITH</text:span><text:span text:style-name="T3"> last_quarter_sales </text:span><text:span text:style-name="T6">AS</text:span><text:span text:style-name="T3"> (<text:line-break/></text:span><text:soft-page-break/><text:span text:style-name="T3"> <text:s/></text:span><text:span text:style-name="T6">SELECT</text:span><text:span text:style-name="T3"><text:line-break/> <text:s text:c="3"/>category,<text:line-break/> <text:s text:c="3"/>product_name,<text:line-break/> <text:s text:c="3"/></text:span><text:span text:style-name="T7">SUM</text:span><text:span text:style-name="T3">(sales_amount) </text:span><text:span text:style-name="T6">AS</text:span><text:span text:style-name="T3"> total_sales<text:line-break/> <text:s/></text:span><text:span text:style-name="T6">FROM</text:span><text:span text:style-name="T3"> product_sales<text:line-break/> <text:s/></text:span><text:span text:style-name="T6">WHERE</text:span><text:span text:style-name="T3"> sale_date </text:span><text:span text:style-name="T4">&gt;=</text:span><text:span text:style-name="T3"> </text:span><text:span text:style-name="T9">'2025-07-01'</text:span><text:span text:style-name="T3"> </text:span><text:span text:style-name="T5">-- Using &gt;= for a flexible quarter start</text:span><text:span text:style-name="T3"><text:line-break/> <text:s/></text:span><text:span text:style-name="T6">GROUP</text:span><text:span text:style-name="T3"> </text:span><text:span text:style-name="T6">BY</text:span><text:span text:style-name="T3"> category, product_name<text:line-break/>),<text:line-break/><text:line-break/></text:span><text:span text:style-name="T5">-- Step 2: Rank products within each category using a window function</text:span><text:span text:style-name="T3"><text:line-break/>ranked_products </text:span><text:span text:style-name="T6">AS</text:span><text:span text:style-name="T3"> (<text:line-break/> <text:s/></text:span><text:span text:style-name="T6">SELECT</text:span><text:span text:style-name="T3"><text:line-break/> <text:s text:c="3"/>category,<text:line-break/> <text:s text:c="3"/>product_name,<text:line-break/> <text:s text:c="3"/>total_sales,<text:line-break/> <text:s text:c="3"/></text:span><text:span text:style-name="T7">DENSE_RANK</text:span><text:span text:style-name="T3">() </text:span><text:span text:style-name="T6">OVER</text:span><text:span text:style-name="T3">(</text:span><text:span text:style-name="T6">PARTITION</text:span><text:span text:style-name="T3"> </text:span><text:span text:style-name="T6">BY</text:span><text:span text:style-name="T3"> category </text:span><text:span text:style-name="T6">ORDER</text:span><text:span text:style-name="T3"> </text:span><text:span text:style-name="T6">BY</text:span><text:span text:style-name="T3"> total_sales </text:span><text:span text:style-name="T6">DESC</text:span><text:span text:style-name="T3">) </text:span><text:span text:style-name="T6">AS</text:span><text:span text:style-name="T3"> sales_rank<text:line-break/> <text:s/></text:span><text:span text:style-name="T6">FROM</text:span><text:span text:style-name="T3"> last_quarter_sales<text:line-break/>)<text:line-break/><text:line-break/></text:span><text:span text:style-name="T5">-- Step 3: Select the top 3 products from each category</text:span><text:span text:style-name="T3"><text:line-break/></text:span><text:span text:style-name="T6">SELECT</text:span><text:span text:style-name="T3"><text:line-break/> <text:s/>category,<text:line-break/> <text:s/>product_name,<text:line-break/> <text:s/>total_sales<text:line-break/></text:span><text:span text:style-name="T6">FROM</text:span><text:span text:style-name="T3"> ranked_products<text:line-break/></text:span><text:span text:style-name="T6">WHERE</text:span><text:span text:style-name="T3"> sales_rank </text:span><text:span text:style-name="T4">&lt;=</text:span><text:span text:style-name="T3"> </text:span><text:span text:style-name="T8">3</text:span><text:span text:style-name="T3"><text:line-break/></text:span><text:span text:style-name="T6">ORDER</text:span><text:span text:style-name="T3"> </text:span><text:span text:style-name="T6">BY</text:span><text:span text:style-name="T3"> category, total_sales </text:span><text:span text:style-name="T6">DESC</text:span><text:span text:style-name="T3">;<text:line-break/></text:span></text:p>
      <text:p text:style-name="P2"><draw:rect text:anchor-type="as-char" style:rel-width="100%" draw:z-index="3" draw:name="Shape5" draw:style-name="gr1" draw:text-style-name="P26" svg:width="0.0012in" svg:height="0.0213in"><text:p/></draw:rect></text:p>
      <text:p text:style-name="P7">Part 4: Conclusion &amp; Quick Reference </text:p>
      <text:p text:style-name="P6"/>
      <text:p text:style-name="P9">By integrating CTEs and window functions, you've elevated your SQL from a basic data retrieval language to a full-fledged analytical powerhouse. You can now build complex, efficient, and maintainable data pipelines without leaving the comfort of your SQL editor.</text:p>
      <text:p text:style-name="P10">Summary:</text:p>
      <text:list text:style-name="WWNum4">
        <text:list-item>
          <text:p text:style-name="P23"><text:span text:style-name="T2">CTEs</text:span><text:span text:style-name="T1"> for modularity, readability, and testability.</text:span></text:p>
        </text:list-item>
        <text:list-item>
          <text:p text:style-name="P23"><text:span text:style-name="T2">Window Functions</text:span><text:span text:style-name="T1"> for sophisticated, row-level calculations.</text:span></text:p>
        </text:list-item>
        <text:list-item>
          <text:p text:style-name="P24"><text:span text:style-name="T2">Together</text:span><text:span text:style-name="T1">, they allow you to perform advanced analytics in a clean, logical workflow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style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style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style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style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style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style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Arial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Aria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5-09-02T23:17:10.365000000</dc:date>
    <meta:editing-duration>PT4M34S</meta:editing-duration>
    <meta:editing-cycles>3</meta:editing-cycles>
    <meta:document-statistic meta:table-count="0" meta:image-count="0" meta:object-count="0" meta:page-count="4" meta:paragraph-count="43" meta:word-count="912" meta:character-count="5899" meta:non-whitespace-character-count="4906"/>
  </office:meta>
</office:document-meta>
</file>